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number="urn:oasis:names:tc:opendocument:xmlns:datastyle:1.0" xmlns:form="urn:oasis:names:tc:opendocument:xmlns:form:1.0" xmlns:math="http://www.w3.org/1998/Math/MathML" xmlns:dr3d="urn:oasis:names:tc:opendocument:xmlns:dr3d:1.0" xmlns:ooow="http://openoffice.org/2004/writer" xmlns:xsi="http://www.w3.org/2001/XMLSchema-instance" xmlns:fo="urn:oasis:names:tc:opendocument:xmlns:xsl-fo-compatible:1.0" xmlns:office="urn:oasis:names:tc:opendocument:xmlns:office:1.0" xmlns:xlink="http://www.w3.org/1999/xlink" xmlns:xsd="http://www.w3.org/2001/XMLSchema" xmlns:draw="urn:oasis:names:tc:opendocument:xmlns:drawing:1.0" xmlns:meta="urn:oasis:names:tc:opendocument:xmlns:meta:1.0" xmlns:text="urn:oasis:names:tc:opendocument:xmlns:text:1.0" xmlns:chart="urn:oasis:names:tc:opendocument:xmlns:chart:1.0" xmlns:svg="urn:oasis:names:tc:opendocument:xmlns:svg-compatible:1.0" xmlns:oooc="http://openoffice.org/2004/calc" xmlns:dom="http://www.w3.org/2001/xml-events" xmlns:style="urn:oasis:names:tc:opendocument:xmlns:style:1.0" xmlns:ooo="http://openoffice.org/2004/office" xmlns:table="urn:oasis:names:tc:opendocument:xmlns:table:1.0" xmlns:dc="http://purl.org/dc/elements/1.1/" xmlns:script="urn:oasis:names:tc:opendocument:xmlns:script:1.0" xmlns:xforms="http://www.w3.org/2002/xforms" xmlns="http://www.w3.org/1999/xhtml" office:version="1.0">
  <office:scripts/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olicy Themes: Education</text:p>
      <text:p text:style-name="Standard">
      Lecture 14, 2nd Feb 07, Ed Randell
    </text:p>
      <text:h text:style-name="Heading_20_1" text:outline-level="1">inequality and education opportunity</text:h>
      <text:p text:style-name="Standard">access agenda; education as instrumentalist in reducing social inequality</text:p>
      <text:h text:style-name="Heading_20_2" text:outline-level="2">access agenda</text:h>
      <text:h text:style-name="Heading_20_3" text:outline-level="3">extending range of open opportunities</text:h>
      <text:h text:style-name="Heading_20_4" text:outline-level="4">more places in schools, nurserys, universities</text:h>
      <text:h text:style-name="Heading_20_3" text:outline-level="3">transformative effect in society</text:h>
      <text:h text:style-name="Heading_20_4" text:outline-level="4">witness declining social inequalities</text:h>
      <text:h text:style-name="Heading_20_3" text:outline-level="3">self-justifying good of the commonwealth</text:h>
      <text:h text:style-name="Heading_20_3" text:outline-level="3">but does this work?</text:h>
      <text:h text:style-name="Heading_20_4" text:outline-level="4">places are filled by those who are already going</text:h>
      <text:h text:style-name="Heading_20_5" text:outline-level="5">middle classes</text:h>
      <text:h text:style-name="Heading_20_4" text:outline-level="4">equality of opportunity needed</text:h>
      <text:h text:style-name="Heading_20_2" text:outline-level="2">social exclusion and opportunity</text:h>
      <text:h text:style-name="Heading_20_3" text:outline-level="3">Labour agenda for a fairer society</text:h>
      <text:h text:style-name="Heading_20_4" text:outline-level="4">New Labour, Tony Blair</text:h>
      <text:h text:style-name="Heading_20_4" text:outline-level="4">get filthy rich, bring everybody up to a minimum level</text:h>
      <text:h text:style-name="Heading_20_2" text:outline-level="2">early C19th instrumental education policy for children</text:h>
      <text:h text:style-name="Heading_20_3" text:outline-level="3">policy not popular</text:h>
      <text:h text:style-name="Heading_20_4" text:outline-level="4">children should be contributing economically to household</text:h>
      <text:h text:style-name="Heading_20_3" text:outline-level="3">elementary education</text:h>
      <text:h text:style-name="Heading_20_3" text:outline-level="3">seconard / higher education was elitist</text:h>
      <text:h text:style-name="Heading_20_2" text:outline-level="2">mid C19th cultural shift</text:h>
      <text:h text:style-name="Heading_20_3" text:outline-level="3">post-depression, impact of WWII</text:h>
      <text:h text:style-name="Heading_20_3" text:outline-level="3">secondary education for all</text:h>
      <text:h text:style-name="Heading_20_4" text:outline-level="4">only major social legislation during wartime</text:h>
      <text:h text:style-name="Heading_20_3" text:outline-level="3">social democrats delivering transformative policy</text:h>
      <text:h text:style-name="Heading_20_4" text:outline-level="4">all children</text:h>
      <text:h text:style-name="Heading_20_4" text:outline-level="4">progression beyond elementary education</text:h>
      <text:h text:style-name="Heading_20_2" text:outline-level="2">twin studies</text:h>
      <text:h text:style-name="Heading_20_3" text:outline-level="3">genetic inheritance of intellectual capability</text:h>
      <text:h text:style-name="Heading_20_4" text:outline-level="4">not environmental and inheritable statistics for intellect</text:h>
      <text:h text:style-name="Heading_20_3" text:outline-level="3">Cyrill Birt</text:h>
      <text:h text:style-name="Heading_20_4" text:outline-level="4">fabricated data?</text:h>
      <text:h text:style-name="Heading_20_4" text:outline-level="4">legacy needed to be overturned</text:h>
      <text:h text:style-name="Heading_20_3" text:outline-level="3">ideas about IQ</text:h>
      <text:h text:style-name="Heading_20_2" text:outline-level="2">secondary education policy intellect based</text:h>
      <text:h text:style-name="Heading_20_3" text:outline-level="3">highly selective grammer schools</text:h>
      <text:h text:style-name="Heading_20_4" text:outline-level="4">abstract thinkers</text:h>
      <text:h text:style-name="Heading_20_3" text:outline-level="3">comprehensive schools</text:h>
      <text:h text:style-name="Heading_20_4" text:outline-level="4">concrete thinkers</text:h>
      <text:h text:style-name="Heading_20_3" text:outline-level="3">this legacy needs to be overturned</text:h>
      <text:h text:style-name="Heading_20_3" text:outline-level="3">IQ tests</text:h>
      <text:h text:style-name="Heading_20_2" text:outline-level="2">selection or comprehensive cover</text:h>
      <text:h text:style-name="Heading_20_3" text:outline-level="3">how do we select</text:h>
      <text:h text:style-name="Heading_20_4" text:outline-level="4">norm reference test</text:h>
      <text:h text:style-name="Heading_20_5" text:outline-level="5">high acheivers, 5%ers</text:h>
      <text:h text:style-name="Heading_20_5" text:outline-level="5">not based on performance against an index</text:h>
      <text:h text:style-name="Heading_20_4" text:outline-level="4">criterion reference test</text:h>
      <text:h text:style-name="Heading_20_5" text:outline-level="5">performance against an index</text:h>
      <text:h text:style-name="Heading_20_2" text:outline-level="2">ideas of equality of opportunity in education</text:h>
      <text:h text:style-name="Heading_20_3" text:outline-level="3">Whig / Tory ideas</text:h>
      <text:h text:style-name="Heading_20_4" text:outline-level="4">11+</text:h>
      <text:h text:style-name="Heading_20_4" text:outline-level="4">irrespective of social background</text:h>
      <text:h text:style-name="Heading_20_4" text:outline-level="4">same school, same chance</text:h>
      <text:h text:style-name="Heading_20_4" text:outline-level="4">schooling based on ability</text:h>
      <text:h text:style-name="Heading_20_3" text:outline-level="3">Labour ideas</text:h>
      <text:h text:style-name="Heading_20_4" text:outline-level="4">Plowden Report about primary schools</text:h>
      <text:h text:style-name="Heading_20_4" text:outline-level="4">social background an dis/advantage</text:h>
      <text:h text:style-name="Heading_20_4" text:outline-level="4">educational priority areas</text:h>
      <text:h text:style-name="Heading_20_4" text:outline-level="4">nursery education places</text:h>
      <text:h text:style-name="Heading_20_1" text:outline-level="1">new labour in charge</text:h>
      <text:h text:style-name="Heading_20_2" text:outline-level="2">lack of awareness of impact of social policy on education</text:h>
      <text:h text:style-name="Heading_20_2" text:outline-level="2">education education education</text:h>
      <text:h text:style-name="Heading_20_3" text:outline-level="3">conclusion - satisify middle-class parents in marginal seats</text:h>
      <text:h text:style-name="Heading_20_4" text:outline-level="4">education policy key in these seats</text:h>
      <text:h text:style-name="Heading_20_2" text:outline-level="2">choice?</text:h>
      <text:h text:style-name="Heading_20_3" text:outline-level="3">make all schools good</text:h>
      <text:h text:style-name="Heading_20_4" text:outline-level="4">end of bog standard comprehensive</text:h>
      <text:h text:style-name="Heading_20_4" text:outline-level="4">difficult to enhance choice and not have empty places</text:h>
      <text:h text:style-name="Heading_20_3" text:outline-level="3">diversity in schools</text:h>
      <text:h text:style-name="Heading_20_4" text:outline-level="4">foundation schools</text:h>
      <text:h text:style-name="Heading_20_4" text:outline-level="4">city academies</text:h>
      <text:h text:style-name="Heading_20_3" text:outline-level="3">emphasis, pronouncement of particular curriculum</text:h>
      <text:h text:style-name="Heading_20_3" text:outline-level="3">unlocks geographic link</text:h>
      <text:h text:style-name="Heading_20_2" text:outline-level="2">education a motor of opportunity, not of social equality</text:h>
      <text:h text:style-name="Heading_20_2" text:outline-level="2">yet there has been a decline of social mobility under labour</text:h>
      <text:h text:style-name="Heading_20_3" text:outline-level="3">social structure previously a triangle</text:h>
      <text:h text:style-name="Heading_20_3" text:outline-level="3">social structure now more like a diamond</text:h>
      <text:h text:style-name="Heading_20_3" text:outline-level="3">difficult to reach the few at the bottom</text:h>
      <text:h text:style-name="Heading_20_2" text:outline-level="2">City Academies</text:h>
      <text:h text:style-name="Heading_20_3" text:outline-level="3">not waving a magic wand</text:h>
      <text:h text:style-name="Heading_20_1" text:outline-level="1">doubts set in - changing gear</text:h>
      <text:h text:style-name="Heading_20_2" text:outline-level="2">retreat from access agenda</text:h>
      <text:h text:style-name="Heading_20_2" text:outline-level="2">attitudes to schooling / teachers reshaped</text:h>
      <text:h text:style-name="Heading_20_3" text:outline-level="3">by 1973 WIlliam Tinsdale School</text:h>
      <text:h text:style-name="Heading_20_3" text:outline-level="3">teachers in the 'blame frame'</text:h>
      <text:h text:style-name="Heading_20_3" text:outline-level="3">questions of standards</text:h>
      <text:h text:style-name="Heading_20_4" text:outline-level="4">the Black Papers - Baroness Cox</text:h>
      <text:h text:style-name="Heading_20_2" text:outline-level="2">state education presiding over decline in standards</text:h>
      <text:h text:style-name="Heading_20_3" text:outline-level="3">Thatcher heard message of Black Papers</text:h>
      <text:h text:style-name="Heading_20_3" text:outline-level="3">1976 Callaghan</text:h>
      <text:h text:style-name="Heading_20_4" text:outline-level="4">fitness for purpose of british education system</text:h>
      <text:h text:style-name="Heading_20_4" text:outline-level="4">gap between education result and expectations from industry</text:h>
      <text:h text:style-name="Heading_20_4" text:outline-level="4">sympathetic to national curriculm</text:h>
      <text:h text:style-name="Heading_20_3" text:outline-level="3">secret garden of the curriculm</text:h>
      <text:h text:style-name="Heading_20_4" text:outline-level="4">teachers and teacher training colleges</text:h>
      <text:h text:style-name="Heading_20_5" text:outline-level="5">unionised</text:h>
      <text:h text:style-name="Heading_20_5" text:outline-level="5">traditionally respected figures</text:h>
      <text:h text:style-name="Heading_20_4" text:outline-level="4">local education authorities</text:h>
      <text:h text:style-name="Heading_20_4" text:outline-level="4">examiniation boards</text:h>
      <text:h text:style-name="Heading_20_4" text:outline-level="4">head teachers</text:h>
      <text:h text:style-name="Heading_20_4" text:outline-level="4">central government had little power of education</text:h>
      <text:h text:style-name="Heading_20_1" text:outline-level="1">reorganising the education system from top to bottom</text:h>
      <text:h text:style-name="Heading_20_2" text:outline-level="2">1944 secondary education settlement</text:h>
      <text:h text:style-name="Heading_20_2" text:outline-level="2">1988 education reform act</text:h>
      <text:h text:style-name="Heading_20_3" text:outline-level="3">philosophy</text:h>
      <text:h text:style-name="Heading_20_4" text:outline-level="4">quasi-educational marketplace</text:h>
      <text:h text:style-name="Heading_20_2" text:outline-level="2">1980s teachers strike</text:h>
      <text:h text:style-name="Heading_20_3" text:outline-level="3">exploited by conservatives</text:h>
      <text:h text:style-name="Heading_20_3" text:outline-level="3">conservatives wanted to break power and tradition of teachers</text:h>
      <text:h text:style-name="Heading_20_2" text:outline-level="2">1987 conservatives pledges</text:h>
      <text:h text:style-name="Heading_20_3" text:outline-level="3">led into the reform education act</text:h>
      <text:h text:style-name="Heading_20_2" text:outline-level="2">a political consensus for change</text:h>
      <text:h text:style-name="Heading_20_3" text:outline-level="3">state money should follow the pupil</text:h>
      <text:h text:style-name="Heading_20_4" text:outline-level="4">education vouchers</text:h>
      <text:h text:style-name="Heading_20_4" text:outline-level="4">restrictions must end, open enrollment in system</text:h>
      <text:h text:style-name="Heading_20_4" text:outline-level="4">parental preffernce should drive system</text:h>
      <text:h text:style-name="Heading_20_3" text:outline-level="3">performance metrics</text:h>
      <text:h text:style-name="Heading_20_4" text:outline-level="4">testing at 7 / 11 / 14 / 16</text:h>
      <text:h text:style-name="Heading_20_4" text:outline-level="4">comparable league tables published</text:h>
      <text:h text:style-name="Heading_20_3" text:outline-level="3">local school management</text:h>
      <text:h text:style-name="Heading_20_3" text:outline-level="3">national curriculm</text:h>
      <text:h text:style-name="Heading_20_2" text:outline-level="2">criticisms of ERA</text:h>
      <text:h text:style-name="Heading_20_3" text:outline-level="3">teachers not able to teach, time taken up reorganising</text:h>
      <text:h text:style-name="Heading_20_3" text:outline-level="3">empowering schools and not teachers</text:h>
      <text:h text:style-name="Heading_20_4" text:outline-level="4">parental choice, over subscribed schools</text:h>
      <text:h text:style-name="Heading_20_4" text:outline-level="4">selection by the backdoor</text:h>
      <text:h text:style-name="Heading_20_4" text:outline-level="4">schools with empty places shutdown</text:h>
      <text:h text:style-name="Heading_20_3" text:outline-level="3">league tables tell you about pupil recruitment</text:h>
      <text:h text:style-name="Heading_20_4" text:outline-level="4">enviromental factors</text:h>
      <text:h text:style-name="Heading_20_3" text:outline-level="3">selection and opportunity entrenched in residential education</text:h>
      <text:h text:style-name="Heading_20_4" text:outline-level="4">enviromental factors</text:h>
      <text:h text:style-name="Heading_20_4" text:outline-level="4">ability to purchase property</text:h>
      <text:h text:style-name="Heading_20_4" text:outline-level="4">proximity a factor in access - catchment areas</text:h>
      <text:h text:style-name="Heading_20_2" text:outline-level="2">back to an access agenda then?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